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list-style-name="WWNum4"/>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justify" style:justify-single-word="false"/>
    </style:style>
    <style:style style:name="T1" style:family="text">
      <style:text-properties fo:font-size="26pt" fo:font-weight="bold" style:font-size-asian="26pt" style:font-weight-asian="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NOVELTY PET SERVICES</text:span></text:p>
      <text:p text:style-name="Standard"><text:span text:style-name="T2">Welcome to novelty</text:span></text:p>
      <text:list xml:id="list794052016" text:style-name="WWNum2">
        <text:list-item>
          <text:p text:style-name="P1">We are novelty: An excellent veterinary clinic and pet care center, with the best infrastructure possible. We have well trained and highly professionals in our center to provide the best animal care possible.</text:p>
        </text:list-item>
        <text:list-item>
          <text:p text:style-name="P1">Our mission: Our greatest joy is to see happy animals making their owners happy. In the event where a sickness or something else prevents this from happening we will do our best to bring back joy.</text:p>
        </text:list-item>
        <text:list-item>
          <text:p text:style-name="P1">The greatest pet friends: For your pets, we provide great care. Our specialists treat animals in a great manner. We ensure that all pets and owners go back as happy and satisfied as possible. Novelty has received prestigious prizes, such as [Prize 1], [Prize 2], [Prize 3].</text:p>
        </text:list-item>
      </text:list>
      <text:p text:style-name="Standard"><text:span text:style-name="T2">Our services</text:span></text:p>
      <text:list xml:id="list486100025" text:style-name="WWNum4">
        <text:list-item>
          <text:p text:style-name="P2">Checkups</text:p>
        </text:list-item>
        <text:list-item>
          <text:p text:style-name="P2">Vaccines</text:p>
        </text:list-item>
        <text:list-item>
          <text:p text:style-name="P2">Microchips</text:p>
        </text:list-item>
        <text:list-item>
          <text:p text:style-name="P2">Sterilization</text:p>
        </text:list-item>
        <text:list-item>
          <text:p text:style-name="P2">Surgery</text:p>
        </text:list-item>
        <text:list-item>
          <text:p text:style-name="P2">Dental care</text:p>
        </text:list-item>
        <text:list-item>
          <text:p text:style-name="P2">Digestive care</text:p>
        </text:list-item>
        <text:list-item>
          <text:p text:style-name="P2">Dermatology</text:p>
        </text:list-item>
        <text:list-item>
          <text:p text:style-name="P2">Pharmacy</text:p>
        </text:list-item>
        <text:list-item>
          <text:p text:style-name="P2">Emergency care</text:p>
        </text:list-item>
      </text:list>
      <text:p text:style-name="List_20_Paragraph">-------------------------------------------------</text:p>
      <text:list xml:id="list211834473435347" text:continue-numbering="true" text:style-name="WWNum4">
        <text:list-item>
          <text:p text:style-name="P2">Bath</text:p>
        </text:list-item>
        <text:list-item>
          <text:p text:style-name="P2">Dog walking</text:p>
        </text:list-item>
        <text:list-item>
          <text:p text:style-name="P2">Dog training</text:p>
        </text:list-item>
        <text:list-item>
          <text:p text:style-name="P2">Counseling</text:p>
        </text:list-item>
        <text:list-item>
          <text:p text:style-name="P2">Formation</text:p>
        </text:list-item>
        <text:list-item>
          <text:p text:style-name="P2">Products sale</text:p>
        </text:list-item>
        <text:list-item>
          <text:p text:style-name="P2">Adoption</text:p>
        </text:list-item>
      </text:list>
      <text:p text:style-name="Standard"><text:span text:style-name="T2">Reviews</text:span></text:p>
      <text:p text:style-name="Standard"><text:span text:style-name="T2">About us</text:span></text:p>
      <text:p text:style-name="P4">A veterinary clinic opened in 2009, we started small, with low amounts of material and infrastructure, but with the will to aid all suffering furry companions. Thanks to the support of our clients and those around us, and our strive for excellence, we have grown from simple checkups and <text:soft-page-break/>prescriptions to a wide variety of services, surgery, vaccination, and diverse forms of pet care.</text:p>
      <text:p text:style-name="P4">We have more than [number] veterinarians and specialists here to provide the best and most complete care for your animals. </text:p>
      <text:p text:style-name="Standard">Infrastructures:<text:bookmark text:name="_GoBack"/></text:p>
      <text:p text:style-name="Standard"/>
      <text:p text:style-name="Standard">Awards, certifications:</text:p>
      <text:p text:style-name="Standard"/>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12</meta:editing-cycles>
    <meta:creation-date>2023-05-07T21:57:00</meta:creation-date>
    <dc:date>2023-06-04T21:18:34.271227528</dc:date>
    <meta:editing-duration>PT14H11M</meta:editing-duration>
    <meta:generator>LibreOffice/7.1.5.2$Linux_X86_64 LibreOffice_project/10$Build-2</meta:generator>
    <meta:document-statistic meta:table-count="0" meta:image-count="0" meta:object-count="0" meta:page-count="2" meta:paragraph-count="30" meta:word-count="258" meta:character-count="1529" meta:non-whitespace-character-count="1320"/>
    <meta:user-defined meta:name="AppVersion">16.0000</meta:user-defined>
    <meta:template xlink:type="simple" xlink:actuate="onRequest" xlink:title="Normal.dotm" xlink:href=""/>
  </office:meta>
</office:document-meta>
</file>